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3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fo:color="#ff99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1"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lha1" table:style-name="ta1">
        <table:shapes>
          <draw:frame draw:z-index="0" draw:style-name="gr1" draw:text-style-name="P1" svg:width="184.95mm" svg:height="90.04mm" svg:x="131.19mm" svg:y="256.06mm">
            <loext:p draw:notify-on-update-of-ranges="Folha1.B78:Folha1.G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prtl</text:p>
          </table:table-cell>
          <table:table-cell office:value-type="string" calcext:value-type="string">
            <text:p>fpltr</text:p>
          </table:table-cell>
          <table:table-cell office:value-type="string" calcext:value-type="string">
            <text:p>fnrtl</text:p>
          </table:table-cell>
          <table:table-cell office:value-type="string" calcext:value-type="string">
            <text:p>fnltr</text:p>
          </table:table-cell>
          <table:table-cell office:value-type="string" calcext:value-type="string">
            <text:p>total direita</text:p>
          </table:table-cell>
          <table:table-cell office:value-type="string" calcext:value-type="string">
            <text:p>total esquerda</text:p>
          </table:table-cell>
          <table:table-cell table:number-columns-repeated="3"/>
        </table:table-row>
        <table:table-row table:style-name="ro1">
          <table:table-cell office:value-type="time" office:time-value="PT00H01M15S" calcext:value-type="time">
            <text:p>00:01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B2]+[.D2]" office:value-type="float" office:value="1" calcext:value-type="float">
            <text:p>1</text:p>
          </table:table-cell>
          <table:table-cell table:formula="of:=[.C2]+[.E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ou correto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formula="of:=[.H2]+[.B3]+[.D3]" office:value-type="float" office:value="1" calcext:value-type="float">
            <text:p>1</text:p>
          </table:table-cell>
          <table:table-cell table:formula="of:=[.I2]+[.C3]+[.E3]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ra da classe oposta contou na direção errada</text:p>
          </table:table-cell>
        </table:table-row>
        <table:table-row table:style-name="ro1">
          <table:table-cell office:value-type="time" office:time-value="PT00H01M26S" calcext:value-type="time">
            <text:p>00:01: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]+[.B4]+[.D4]" office:value-type="float" office:value="1" calcext:value-type="float">
            <text:p>1</text:p>
          </table:table-cell>
          <table:table-cell table:formula="of:=[.I3]+[.C4]+[.E4]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ão era ciclista</text:p>
          </table:table-cell>
        </table:table-row>
        <table:table-row table:style-name="ro1">
          <table:table-cell office:value-type="time" office:time-value="PT00H01M28S" calcext:value-type="time">
            <text:p>00:01: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]+[.B5]+[.D5]" office:value-type="float" office:value="1" calcext:value-type="float">
            <text:p>1</text:p>
          </table:table-cell>
          <table:table-cell table:formula="of:=[.I4]+[.C5]+[.E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1M28S" calcext:value-type="time">
            <text:p>00:01: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5]+[.B6]+[.D6]" office:value-type="float" office:value="2" calcext:value-type="float">
            <text:p>2</text:p>
          </table:table-cell>
          <table:table-cell table:formula="of:=[.I5]+[.C6]+[.E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1M42S" calcext:value-type="time">
            <text:p>00:01:4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]+[.B7]+[.D7]" office:value-type="float" office:value="3" calcext:value-type="float">
            <text:p>3</text:p>
          </table:table-cell>
          <table:table-cell table:formula="of:=[.I6]+[.C7]+[.E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2M11S" calcext:value-type="time">
            <text:p>00:02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]+[.B8]+[.D8]" office:value-type="float" office:value="4" calcext:value-type="float">
            <text:p>4</text:p>
          </table:table-cell>
          <table:table-cell table:formula="of:=[.I7]+[.C8]+[.E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2M45S" calcext:value-type="time">
            <text:p>00:02: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]+[.B9]+[.D9]" office:value-type="float" office:value="5" calcext:value-type="float">
            <text:p>5</text:p>
          </table:table-cell>
          <table:table-cell table:formula="of:=[.I8]+[.C9]+[.E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2M48S" calcext:value-type="time">
            <text:p>00:02: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]+[.B10]+[.D10]" office:value-type="float" office:value="5" calcext:value-type="float">
            <text:p>5</text:p>
          </table:table-cell>
          <table:table-cell table:formula="of:=[.I9]+[.C10]+[.E1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time" office:time-value="PT00H03M14S" calcext:value-type="time">
            <text:p>00:03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]+[.B11]+[.D11]" office:value-type="float" office:value="6" calcext:value-type="float">
            <text:p>6</text:p>
          </table:table-cell>
          <table:table-cell table:formula="of:=[.I10]+[.C11]+[.E1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time" office:time-value="PT00H03M29S" calcext:value-type="time">
            <text:p>00:03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]+[.B12]+[.D12]" office:value-type="float" office:value="7" calcext:value-type="float">
            <text:p>7</text:p>
          </table:table-cell>
          <table:table-cell table:formula="of:=[.I11]+[.C12]+[.E1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time" office:time-value="PT00H03M49S" calcext:value-type="time">
            <text:p>00:03: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2]+[.B13]+[.D13]" office:value-type="float" office:value="7" calcext:value-type="float">
            <text:p>7</text:p>
          </table:table-cell>
          <table:table-cell table:formula="of:=[.I12]+[.C13]+[.E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3M58S" calcext:value-type="time">
            <text:p>00:03:5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3]+[.B14]+[.D14]" office:value-type="float" office:value="8" calcext:value-type="float">
            <text:p>8</text:p>
          </table:table-cell>
          <table:table-cell table:formula="of:=[.I13]+[.C14]+[.E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4]+[.B15]+[.D15]" office:value-type="float" office:value="9" calcext:value-type="float">
            <text:p>9</text:p>
          </table:table-cell>
          <table:table-cell table:formula="of:=[.I14]+[.C15]+[.E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4M46S" calcext:value-type="time">
            <text:p>00:04:4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5]+[.B16]+[.D16]" office:value-type="float" office:value="10" calcext:value-type="float">
            <text:p>10</text:p>
          </table:table-cell>
          <table:table-cell table:formula="of:=[.I15]+[.C16]+[.E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4M46S" calcext:value-type="time">
            <text:p>00:04: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16]+[.B17]+[.D17]" office:value-type="float" office:value="10" calcext:value-type="float">
            <text:p>10</text:p>
          </table:table-cell>
          <table:table-cell table:formula="of:=[.I16]+[.C17]+[.E1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time" office:time-value="PT00H05M44S" calcext:value-type="time">
            <text:p>00:05:4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7]+[.B18]+[.D18]" office:value-type="float" office:value="11" calcext:value-type="float">
            <text:p>11</text:p>
          </table:table-cell>
          <table:table-cell table:formula="of:=[.I17]+[.C18]+[.E1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time" office:time-value="PT00H05M57S" calcext:value-type="time">
            <text:p>00:05: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8]+[.B19]+[.D19]" office:value-type="float" office:value="11" calcext:value-type="float">
            <text:p>11</text:p>
          </table:table-cell>
          <table:table-cell table:formula="of:=[.I18]+[.C19]+[.E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time" office:time-value="PT00H06M03S" calcext:value-type="time">
            <text:p>00:06: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9]+[.B20]+[.D20]" office:value-type="float" office:value="11" calcext:value-type="float">
            <text:p>11</text:p>
          </table:table-cell>
          <table:table-cell table:formula="of:=[.I19]+[.C20]+[.E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time" office:time-value="PT00H06M11S" calcext:value-type="time">
            <text:p>00:06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0]+[.B21]+[.D21]" office:value-type="float" office:value="12" calcext:value-type="float">
            <text:p>12</text:p>
          </table:table-cell>
          <table:table-cell table:formula="of:=[.I20]+[.C21]+[.E2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time" office:time-value="PT00H07M09S" calcext:value-type="time">
            <text:p>00:07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1]+[.B22]+[.D22]" office:value-type="float" office:value="12" calcext:value-type="float">
            <text:p>12</text:p>
          </table:table-cell>
          <table:table-cell table:formula="of:=[.I21]+[.C22]+[.E2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2]+[.B23]+[.D23]" office:value-type="float" office:value="13" calcext:value-type="float">
            <text:p>13</text:p>
          </table:table-cell>
          <table:table-cell table:formula="of:=[.I22]+[.C23]+[.E2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3]+[.B24]+[.D24]" office:value-type="float" office:value="14" calcext:value-type="float">
            <text:p>14</text:p>
          </table:table-cell>
          <table:table-cell table:formula="of:=[.I23]+[.C24]+[.E2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time" office:time-value="PT00H07M25S" calcext:value-type="time">
            <text:p>00:07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4]+[.B25]+[.D25]" office:value-type="float" office:value="14" calcext:value-type="float">
            <text:p>14</text:p>
          </table:table-cell>
          <table:table-cell table:formula="of:=[.I24]+[.C25]+[.E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time" office:time-value="PT00H07M29S" calcext:value-type="time">
            <text:p>00:07: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5]+[.B26]+[.D26]" office:value-type="float" office:value="14" calcext:value-type="float">
            <text:p>14</text:p>
          </table:table-cell>
          <table:table-cell table:formula="of:=[.I25]+[.C26]+[.E2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7M54S" calcext:value-type="time">
            <text:p>00:07:5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6]+[.B27]+[.D27]" office:value-type="float" office:value="15" calcext:value-type="float">
            <text:p>15</text:p>
          </table:table-cell>
          <table:table-cell table:formula="of:=[.I26]+[.C27]+[.E2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12S" calcext:value-type="time">
            <text:p>00:08: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7]+[.B28]+[.D28]" office:value-type="float" office:value="16" calcext:value-type="float">
            <text:p>16</text:p>
          </table:table-cell>
          <table:table-cell table:formula="of:=[.I27]+[.C28]+[.E2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13S" calcext:value-type="time">
            <text:p>00:08: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8]+[.B29]+[.D29]" office:value-type="float" office:value="17" calcext:value-type="float">
            <text:p>17</text:p>
          </table:table-cell>
          <table:table-cell table:formula="of:=[.I28]+[.C29]+[.E2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16S" calcext:value-type="time">
            <text:p>00:08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9]+[.B30]+[.D30]" office:value-type="float" office:value="18" calcext:value-type="float">
            <text:p>18</text:p>
          </table:table-cell>
          <table:table-cell table:formula="of:=[.I29]+[.C30]+[.E30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26S" calcext:value-type="time">
            <text:p>00:08: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0]+[.B31]+[.D31]" office:value-type="float" office:value="18" calcext:value-type="float">
            <text:p>18</text:p>
          </table:table-cell>
          <table:table-cell table:formula="of:=[.I30]+[.C31]+[.E3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29S" calcext:value-type="time">
            <text:p>00:09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1]+[.B32]+[.D32]" office:value-type="float" office:value="19" calcext:value-type="float">
            <text:p>19</text:p>
          </table:table-cell>
          <table:table-cell table:formula="of:=[.I31]+[.C32]+[.E3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29S" calcext:value-type="time">
            <text:p>00:09: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32]+[.B33]+[.D33]" office:value-type="float" office:value="19" calcext:value-type="float">
            <text:p>19</text:p>
          </table:table-cell>
          <table:table-cell table:formula="of:=[.I32]+[.C33]+[.E3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31S" calcext:value-type="time">
            <text:p>00:09: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formula="of:=[.H33]+[.B34]+[.D34]" office:value-type="float" office:value="20" calcext:value-type="float">
            <text:p>20</text:p>
          </table:table-cell>
          <table:table-cell table:formula="of:=[.I33]+[.C34]+[.E34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37S" calcext:value-type="time">
            <text:p>00:09: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4]+[.B35]+[.D35]" office:value-type="float" office:value="20" calcext:value-type="float">
            <text:p>20</text:p>
          </table:table-cell>
          <table:table-cell table:formula="of:=[.I34]+[.C35]+[.E3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time" office:time-value="PT00H09M42S" calcext:value-type="time">
            <text:p>00:09:4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5]+[.B36]+[.D36]" office:value-type="float" office:value="21" calcext:value-type="float">
            <text:p>21</text:p>
          </table:table-cell>
          <table:table-cell table:formula="of:=[.I35]+[.C36]+[.E3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time" office:time-value="PT00H09M44S" calcext:value-type="time">
            <text:p>00:09: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6]+[.B37]+[.D37]" office:value-type="float" office:value="21" calcext:value-type="float">
            <text:p>21</text:p>
          </table:table-cell>
          <table:table-cell table:formula="of:=[.I36]+[.C37]+[.E37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time" office:time-value="PT00H09M49S" calcext:value-type="time">
            <text:p>00:09: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7]+[.B38]+[.D38]" office:value-type="float" office:value="21" calcext:value-type="float">
            <text:p>21</text:p>
          </table:table-cell>
          <table:table-cell table:formula="of:=[.I37]+[.C38]+[.E3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time" office:time-value="PT00H09M49S" calcext:value-type="time">
            <text:p>00:09: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38]+[.B39]+[.D39]" office:value-type="float" office:value="21" calcext:value-type="float">
            <text:p>21</text:p>
          </table:table-cell>
          <table:table-cell table:formula="of:=[.I38]+[.C39]+[.E3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time" office:time-value="PT00H09M53S" calcext:value-type="time">
            <text:p>00:09:5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9]+[.B40]+[.D40]" office:value-type="float" office:value="22" calcext:value-type="float">
            <text:p>22</text:p>
          </table:table-cell>
          <table:table-cell table:formula="of:=[.I39]+[.C40]+[.E4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time" office:time-value="PT00H10M07S" calcext:value-type="time">
            <text:p>00:10: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0]+[.B41]+[.D41]" office:value-type="float" office:value="22" calcext:value-type="float">
            <text:p>22</text:p>
          </table:table-cell>
          <table:table-cell table:formula="of:=[.I40]+[.C41]+[.E41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6S" calcext:value-type="time">
            <text:p>00:10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1]+[.B42]+[.D42]" office:value-type="float" office:value="23" calcext:value-type="float">
            <text:p>23</text:p>
          </table:table-cell>
          <table:table-cell table:formula="of:=[.I41]+[.C42]+[.E42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6S" calcext:value-type="time">
            <text:p>00:10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2]+[.B43]+[.D43]" office:value-type="float" office:value="24" calcext:value-type="float">
            <text:p>24</text:p>
          </table:table-cell>
          <table:table-cell table:formula="of:=[.I42]+[.C43]+[.E4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8S" calcext:value-type="time">
            <text:p>00:10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3]+[.B44]+[.D44]" office:value-type="float" office:value="25" calcext:value-type="float">
            <text:p>25</text:p>
          </table:table-cell>
          <table:table-cell table:formula="of:=[.I43]+[.C44]+[.E44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9S" calcext:value-type="time">
            <text:p>00:10:3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4]+[.B45]+[.D45]" office:value-type="float" office:value="26" calcext:value-type="float">
            <text:p>26</text:p>
          </table:table-cell>
          <table:table-cell table:formula="of:=[.I44]+[.C45]+[.E45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02S" calcext:value-type="time">
            <text:p>00:11: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5]+[.B46]+[.D46]" office:value-type="float" office:value="27" calcext:value-type="float">
            <text:p>27</text:p>
          </table:table-cell>
          <table:table-cell table:formula="of:=[.I45]+[.C46]+[.E46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09S" calcext:value-type="time">
            <text:p>00:11: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6]+[.B47]+[.D47]" office:value-type="float" office:value="28" calcext:value-type="float">
            <text:p>28</text:p>
          </table:table-cell>
          <table:table-cell table:formula="of:=[.I46]+[.C47]+[.E4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12S" calcext:value-type="time">
            <text:p>00:11: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7]+[.B48]+[.D48]" office:value-type="float" office:value="29" calcext:value-type="float">
            <text:p>29</text:p>
          </table:table-cell>
          <table:table-cell table:formula="of:=[.I47]+[.C48]+[.E48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22S" calcext:value-type="time">
            <text:p>00:11: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8]+[.B49]+[.D49]" office:value-type="float" office:value="29" calcext:value-type="float">
            <text:p>29</text:p>
          </table:table-cell>
          <table:table-cell table:formula="of:=[.I48]+[.C49]+[.E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time" office:time-value="PT00H11M44S" calcext:value-type="time">
            <text:p>00:11:4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9]+[.B50]+[.D50]" office:value-type="float" office:value="30" calcext:value-type="float">
            <text:p>30</text:p>
          </table:table-cell>
          <table:table-cell table:formula="of:=[.I49]+[.C50]+[.E5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time" office:time-value="PT00H12M29S" calcext:value-type="time">
            <text:p>00:12: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0]+[.B51]+[.D51]" office:value-type="float" office:value="30" calcext:value-type="float">
            <text:p>30</text:p>
          </table:table-cell>
          <table:table-cell table:formula="of:=[.I50]+[.C51]+[.E5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2M58S" calcext:value-type="time">
            <text:p>00:12:5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1]+[.B52]+[.D52]" office:value-type="float" office:value="31" calcext:value-type="float">
            <text:p>31</text:p>
          </table:table-cell>
          <table:table-cell table:formula="of:=[.I51]+[.C52]+[.E5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2M58S" calcext:value-type="time">
            <text:p>00:12: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52]+[.B53]+[.D53]" office:value-type="float" office:value="31" calcext:value-type="float">
            <text:p>31</text:p>
          </table:table-cell>
          <table:table-cell table:formula="of:=[.I52]+[.C53]+[.E5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3]+[.B54]+[.D54]" office:value-type="float" office:value="32" calcext:value-type="float">
            <text:p>32</text:p>
          </table:table-cell>
          <table:table-cell table:formula="of:=[.I53]+[.C54]+[.E5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3M02S" calcext:value-type="time">
            <text:p>00:13: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4]+[.B55]+[.D55]" office:value-type="float" office:value="33" calcext:value-type="float">
            <text:p>33</text:p>
          </table:table-cell>
          <table:table-cell table:formula="of:=[.I54]+[.C55]+[.E5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3M08S" calcext:value-type="time">
            <text:p>00:13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5]+[.B56]+[.D56]" office:value-type="float" office:value="33" calcext:value-type="float">
            <text:p>33</text:p>
          </table:table-cell>
          <table:table-cell table:formula="of:=[.I55]+[.C56]+[.E5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time" office:time-value="PT00H13M12S" calcext:value-type="time">
            <text:p>00:13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6]+[.B57]+[.D57]" office:value-type="float" office:value="33" calcext:value-type="float">
            <text:p>33</text:p>
          </table:table-cell>
          <table:table-cell table:formula="of:=[.I56]+[.C57]+[.E57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time" office:time-value="PT00H13M32S" calcext:value-type="time">
            <text:p>00:13:3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7]+[.B58]+[.D58]" office:value-type="float" office:value="34" calcext:value-type="float">
            <text:p>34</text:p>
          </table:table-cell>
          <table:table-cell table:formula="of:=[.I57]+[.C58]+[.E58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8]+[.B59]+[.D59]" office:value-type="float" office:value="35" calcext:value-type="float">
            <text:p>35</text:p>
          </table:table-cell>
          <table:table-cell table:formula="of:=[.I58]+[.C59]+[.E59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time" office:time-value="PT00H14M25S" calcext:value-type="time">
            <text:p>00:14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9]+[.B60]+[.D60]" office:value-type="float" office:value="35" calcext:value-type="float">
            <text:p>35</text:p>
          </table:table-cell>
          <table:table-cell table:formula="of:=[.I59]+[.C60]+[.E60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time" office:time-value="PT00H14M34S" calcext:value-type="time">
            <text:p>00:14:3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0]+[.B61]+[.D61]" office:value-type="float" office:value="36" calcext:value-type="float">
            <text:p>36</text:p>
          </table:table-cell>
          <table:table-cell table:formula="of:=[.I60]+[.C61]+[.E61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time" office:time-value="PT00H14M42S" calcext:value-type="time">
            <text:p>00:14:4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1]+[.B62]+[.D62]" office:value-type="float" office:value="37" calcext:value-type="float">
            <text:p>37</text:p>
          </table:table-cell>
          <table:table-cell table:formula="of:=[.I61]+[.C62]+[.E62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time" office:time-value="PT00H15M11S" calcext:value-type="time">
            <text:p>00:15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2]+[.B63]+[.D63]" office:value-type="float" office:value="37" calcext:value-type="float">
            <text:p>37</text:p>
          </table:table-cell>
          <table:table-cell table:formula="of:=[.I62]+[.C63]+[.E63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time" office:time-value="PT00H15M46S" calcext:value-type="time">
            <text:p>00:15: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3]+[.B64]+[.D64]" office:value-type="float" office:value="37" calcext:value-type="float">
            <text:p>37</text:p>
          </table:table-cell>
          <table:table-cell table:formula="of:=[.I63]+[.C64]+[.E64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time" office:time-value="PT00H15M56S" calcext:value-type="time">
            <text:p>00:15: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4]+[.B65]+[.D65]" office:value-type="float" office:value="37" calcext:value-type="float">
            <text:p>37</text:p>
          </table:table-cell>
          <table:table-cell table:formula="of:=[.I64]+[.C65]+[.E65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time" office:time-value="PT00H15M58S" calcext:value-type="time">
            <text:p>00:15:5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5]+[.B66]+[.D66]" office:value-type="float" office:value="38" calcext:value-type="float">
            <text:p>38</text:p>
          </table:table-cell>
          <table:table-cell table:formula="of:=[.I65]+[.C66]+[.E6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6]+[.B67]+[.D67]" office:value-type="float" office:value="39" calcext:value-type="float">
            <text:p>39</text:p>
          </table:table-cell>
          <table:table-cell table:formula="of:=[.I66]+[.C67]+[.E6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time" office:time-value="PT00H16M22S" calcext:value-type="time">
            <text:p>00:16: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7]+[.B68]+[.D68]" office:value-type="float" office:value="39" calcext:value-type="float">
            <text:p>39</text:p>
          </table:table-cell>
          <table:table-cell table:formula="of:=[.I67]+[.C68]+[.E68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time" office:time-value="PT00H16M41S" calcext:value-type="time">
            <text:p>00:16:4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formula="of:=[.H68]+[.B69]+[.D69]" office:value-type="float" office:value="39" calcext:value-type="float">
            <text:p>39</text:p>
          </table:table-cell>
          <table:table-cell table:formula="of:=[.I68]+[.C69]+[.E69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time" office:time-value="PT00H16M41S" calcext:value-type="time">
            <text:p>00:16: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9]+[.B70]+[.D70]" office:value-type="float" office:value="40" calcext:value-type="float">
            <text:p>40</text:p>
          </table:table-cell>
          <table:table-cell table:formula="of:=[.I69]+[.C70]+[.E7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time" office:time-value="PT00H16M43S" calcext:value-type="time">
            <text:p>00:16: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0]+[.B71]+[.D71]" office:value-type="float" office:value="41" calcext:value-type="float">
            <text:p>41</text:p>
          </table:table-cell>
          <table:table-cell table:formula="of:=[.I70]+[.C71]+[.E71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time" office:time-value="PT00H16M53S" calcext:value-type="time">
            <text:p>00:16: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1]+[.B72]+[.D72]" office:value-type="float" office:value="41" calcext:value-type="float">
            <text:p>41</text:p>
          </table:table-cell>
          <table:table-cell table:formula="of:=[.I71]+[.C72]+[.E72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time" office:time-value="PT00H16M54S" calcext:value-type="time">
            <text:p>00:16: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2]+[.B73]+[.D73]" office:value-type="float" office:value="41" calcext:value-type="float">
            <text:p>41</text:p>
          </table:table-cell>
          <table:table-cell table:formula="of:=[.I72]+[.C73]+[.E73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time" office:time-value="PT00H16M59S" calcext:value-type="time">
            <text:p>00:16: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3]+[.B74]+[.D74]" office:value-type="float" office:value="42" calcext:value-type="float">
            <text:p>42</text:p>
          </table:table-cell>
          <table:table-cell table:formula="of:=[.I73]+[.C74]+[.E7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time" office:time-value="PT00H17M02S" calcext:value-type="time">
            <text:p>00:17: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4]+[.B75]+[.D75]" office:value-type="float" office:value="42" calcext:value-type="float">
            <text:p>42</text:p>
          </table:table-cell>
          <table:table-cell table:formula="of:=[.I74]+[.C75]+[.E7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time" office:time-value="PT00H17M02S" calcext:value-type="time">
            <text:p>00:17: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75]+[.B76]+[.D76]" office:value-type="float" office:value="43" calcext:value-type="float">
            <text:p>43</text:p>
          </table:table-cell>
          <table:table-cell table:formula="of:=[.I75]+[.C76]+[.E7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time" office:time-value="PT00H17M17S" calcext:value-type="time">
            <text:p>00:17: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6]+[.B77]+[.D77]" office:value-type="float" office:value="44" calcext:value-type="float">
            <text:p>44</text:p>
          </table:table-cell>
          <table:table-cell table:formula="of:=[.I76]+[.C77]+[.E7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SUM([.B2:.B77])" office:value-type="float" office:value="42" calcext:value-type="float">
            <text:p>42</text:p>
          </table:table-cell>
          <table:table-cell table:formula="of:=SUM([.C2:.C77])" office:value-type="float" office:value="28" calcext:value-type="float">
            <text:p>28</text:p>
          </table:table-cell>
          <table:table-cell table:formula="of:=SUM([.D2:.D77])" office:value-type="float" office:value="2" calcext:value-type="float">
            <text:p>2</text:p>
          </table:table-cell>
          <table:table-cell table:formula="of:=SUM([.E2:.E77])" office:value-type="float" office:value="2" calcext:value-type="float">
            <text:p>2</text:p>
          </table:table-cell>
          <table:table-cell table:formula="of:=SUM([.F2:.F77])" office:value-type="float" office:value="2" calcext:value-type="float">
            <text:p>2</text:p>
          </table:table-cell>
          <table:table-cell table:formula="of:=SUM([.G2:.G77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4" table:formula="of:=([.B78]+[.C78])/([.B78]+[.C78]+[.D78]+[.E78]+[.F78]+[.G78])" office:value-type="percentage" office:value="0.921052631578947" calcext:value-type="percentage">
            <text:p>92,1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-00-0000</text:date>, <text:time style:data-style-name="N2" text:time-value="20:28:14.7534985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5:11:18.489536922</meta:creation-date>
    <dc:date>2016-12-01T21:15:00.217313114</dc:date>
    <meta:editing-duration>PT1H59M52S</meta:editing-duration>
    <meta:editing-cycles>3</meta:editing-cycles>
    <meta:generator>LibreOffice/5.1.4.2$Linux_X86_64 LibreOffice_project/10m0$Build-2</meta:generator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dd4814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96cm" svg:height="9.005cm" xlink:href=".." xlink:type="simple" chart:class="chart:bar" chart:style-name="ch1">
        <chart:title svg:x="7.035cm" svg:y="0.316cm" chart:style-name="ch2">
          <text:p>Contador de Ciclistas</text:p>
        </chart:title>
        <chart:subtitle svg:x="8.014cm" svg:y="1.275cm" chart:style-name="ch3">
          <text:p>Desempenho</text:p>
        </chart:subtitle>
        <chart:plot-area chart:style-name="ch4" table:cell-range-address="Folha1.B78:Folha1.G78" svg:x="1.38cm" svg:y="2.138cm" svg:width="16.747cm" svg:height="6.687cm">
          <chartooo:coordinate-region svg:x="2.001cm" svg:y="2.338cm" svg:width="16.126cm" svg:height="5.84cm"/>
          <chart:axis chart:dimension="x" chart:name="primary-x" chart:style-name="ch5"/>
          <chart:axis chart:dimension="y" chart:name="primary-y" chart:style-name="ch6">
            <chart:title svg:x="0.451cm" svg:y="6.292cm" chart:style-name="ch7">
              <text:p>Contagem</text:p>
            </chart:title>
            <chart:grid chart:style-name="ch8" chart:class="major"/>
          </chart:axis>
          <chart:series chart:style-name="ch9" chart:values-cell-range-address="Folha1.B78:Folha1.G78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nha 78</text:p>
                <draw:g>
                  <svg:desc/>
                </draw:g>
              </table:table-cell>
              <table:table-cell office:value-type="float" office:value="42">
                <text:p>42</text:p>
                <draw:g>
                  <svg:desc>Folha1.B78:Folha1.G78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